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application/rdf+xml" manifest:full-path="manifest.rdf"/>
  <manifest:file-entry manifest:media-type="image/png" manifest:full-path="Thumbnails/thumbnail.png"/>
  <manifest:file-entry manifest:media-type="application/binary" manifest:full-path="layout-cache"/>
  <manifest:file-entry manifest:media-type="text/xml" manifest:full-path="setting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style:text-position="0% 100%" fo:font-size="12pt" fo:font-weight="normal" style:font-size-asian="12pt" style:font-weight-asian="normal" style:font-size-complex="12pt" style:font-weight-complex="normal"/>
    </style:style>
    <style:style style:name="P4" style:family="paragraph" style:parent-style-name="Standard" style:list-style-name="L1">
      <style:paragraph-properties fo:orphans="0" fo:widows="0" fo:hyphenation-ladder-count="no-limit"/>
      <style:text-properties fo:color="#800000" fo:font-style="normal" style:font-style-asian="normal" style:font-style-complex="normal" fo:hyphenate="false" fo:hyphenation-remain-char-count="2" fo:hyphenation-push-char-count="2"/>
    </style:style>
    <style:style style:name="P5"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Heart to heart with Jill. <text:s/>Doubts about her humanity. No vampire ever showed anything but narcissism but she showed Jen the greatest of care in death. There is humanity in there somewhere. No red would have ever done that.</text:p>
      <text:p text:style-name="P2"/>
      <text:p text:style-name="P2"/>
      <text:p text:style-name="P2">As far as the asexual reproduction of the red court, I carry that instinct as sure as any vampire before me may I forgive myself for referring to myself as such. It's no different for me as for those before me except that I seem to have the gonads to do it very quickly. Or so I gather from the visions I had of the red king when he spoke of who I was to be then. Not on my life would I ever do this to a living person, I've lived through it and I won't have anyone else suffer it. It is, although asexual, a very intimate ritual. The victim as I refer to them, is stripped naked and the true form vampire takes them into their arms and caresses them, producing an overabundance of bodily excretions which is massaged into the victim in a very intimate act, creating a certain psychological bond for the vampire whether the victim is fully conscious or not. A semi-conscious state is preferrable where the application of venom is the most effective and sensible manner to achieve it. The vampire then carefully and slowly drinks of the victim, savouring the taste of the blood. The blood of this victim at this very moment is the last time it will be a virgin human, soon to begin their transformation. Again an act that has sensual overtones. Without killing the human, but preferrably drained down to a point in which the victim's hunger would be at it's greatest the vampire rests there with the victim helpless in their arms coddling and perhaps even kissing in a parent to child manner. Over a period of time the vampire will feel the blood turn inside their stomach, the vampires own enzymes and preternatural seed entering into the blood as it nears the point of digestion. Instinctively the vampire will start to feel the blood unsettle and will lean in for a kiss. The blood, now turned, seeded and carrying the full load of preternatural enzymes and digestive needs of a new vampire is slowly vomited into the victim. Kind of like how young roaches develop their gut flora from eating more mature roaches shit. I'm glad it doesn't work that way but it's still no small mercy. The vampire continues the slow vomiting for quite a long time to allow the victim to take in the whole load of blood. The effect of the ingestion produces the effect that wherein a vampire would feed to replenish the vampire etheric body the vampire seed consumes the bloodmeal but upon being in contact with the etheric body of the human consumes that body and replaces it. It sits and waits then as the bloodmeal allowed the replacement of the etheric body, one for one, but nothing more. The taking of a human life is necessary to complete the transformation as it is the consumption of the body, mind, and etheric body in one shot providing the vampiric ethereal being to finish the transformation from the resultant availability of all that life energy releasing the human soul of the new vampire upon the completion of the transformation which is the total loss of the physical human. Often after recieving the blood a victim is held near for the infected to consume. It is all that more likely from being in a new reality of hunger that they don't know how to control and being in a semi-conscious and confused state from the turning and the venom. I was one of the lucky ones. Bianca waited until she put the love of my life Harry into a room with me. When he invoked that love in me I shook off the confusion and hunger, not eating him. I wouldn't be here if things were any different, I would be dead. My soul in heaven and a full court red vampire in my place. Rose I guess. Which is one reason why I want to beat her into the ground. Well the biggest reason anyway.</text:p>
      <text:p text:style-name="P2"/>
      <text:p text:style-name="P2"/>
      <text:p text:style-name="P2"/>
      <text:p text:style-name="P1"/>
      <text:p text:style-name="P1"/>
      <text:p text:style-name="P1"><text:soft-page-break/><text:tab/>\chapter{Not-So-Friendly neighbourhood entity}</text:p>
      <text:p text:style-name="P1"><text:tab/>\input{Susan-ch2.tex}</text:p>
      <text:p text:style-name="P1"/>
      <text:p text:style-name="P1"/>
      <text:p text:style-name="P2"/>
      <text:p text:style-name="P2"/>
      <text:p text:style-name="P2">not so friendly</text:p>
      <text:p text:style-name="P2"/>
      <text:p text:style-name="P2">my bag of stuff is in the corner of the room as we sit in wait for the entity to arrive. i hear a scream to see someone go pale, I grab for some garlic and put around their neck. The exposed arms turn waxy and they go into shock even though the creature could not touch their torso. I feel a cool anesthetising sensation on my left arm and realize I'm under attack. I run for my bag but the sensation hits my torso and I can't get to it. I scream as my body turns numb and I crash through a window in an attempt to escape it. I run as fast as my legs can carry me but I can't seem to get away. how fucking fast is this thing? I'm starting to feel the calf on my leg go numb, I'm starting to falter and my other calf starts. I'm slowing down i cant keep this up, the creature is slowly nipping away at my body and it knows it is going to win eventually. I'm thinking to myself why me? then I realize because it's intelligent and knows I'm here to kill it that's why. Rain is starting to come down and my legs stumble lifelessly through the mud. my body falls limp and although I will not accept fate my body cannot help but succumb to it's inevitable death and my spirit most assuredly soon after. I scream once more that could hardly pierce the pouring rain and fall soaked into the mud and feel the water pouring over me as i lean against a wall waiting for death to come. the next morning the boys come to me bearing a heavy burden of garlic with which to adorn me. I don't understand why I'm alive, then I realize I'm sitting directly under a pouring rain gutter. Running water! Oh thank you thank you thank you. the boys took me home to feed and care for me a week before we returned wearing every piece of garlic we could fit on ourselves</text:p>
      <text:p text:style-name="P1"/>
      <text:p text:style-name="P1"><text:tab/>\chapter{Etheric Revenant}</text:p>
      <text:p text:style-name="P1"><text:tab/>\input{Susan-ch3.tex}</text:p>
      <text:p text:style-name="P1"/>
      <text:p text:style-name="P1"/>
      <text:p text:style-name="P1"><text:tab/>\chapter{D\ae mons Rise}</text:p>
      <text:p text:style-name="P1"><text:tab/>\input {Susan-ch4.tex}</text:p>
      <text:p text:style-name="P1"/>
      <text:p text:style-name="P1"/>
      <text:p text:style-name="P2">You were marked for this from the beginning. A unique virtue.</text:p>
      <text:p text:style-name="P2">Fear of commitment. Record breaking stubbornness?</text:p>
      <text:p text:style-name="P2">Ijcorruptahility. <text:s/>Unique.</text:p>
      <text:p text:style-name="P2">indefinate madness</text:p>
      <text:p text:style-name="P2">Infected first, first kill Physical. temporary madness. next kill madness is permanent. The third fall, corruption of the spirit, of the will. mania resulting in narcissism, massicism, more. <text:s/>Most are corrupted immediately occasionally after one no more than two brutal feedings brought on by the physical vampire. Souls are the same vampire souls are born in innocence and must be corrupted as well. Their inn9cence is quickly and brutally murdered in the horrific energies of the feeding. You were close to brutally sla7ghter8ng a town and were going feral. The Ijcorruptahility of your soul broke the will of your vampire body and changed it as you grew. They damn near had to call 8n the army.</text:p>
      <text:p text:style-name="P2"/>
      <text:p text:style-name="P2"><text:soft-page-break/>We needed you to take up this mantle you were the only one who could bear it. Anyone else would be corrupted immediately and at the whim of its creator. Controlled by his purp9se. Now that you have it it is yours through all time. In all the past. In all f7tures. It cannot be taken away nor can your power. You are changing them susan. Your will flows to them and enlightens them. Stirring in them is devotion dignity concern for prey and for their own clans. You protect us and help them heal and grow carving a natural albeit monstrous place 8n this world at the top of the food chain. So we will take your power in trust. Me and the mothers. In exchange you can live the human life you wanted before with Harry if he desires it. We w9nt interfere. Your true divinity may show through during times of strong emotion so be careful. The vampires will continue to change also just by virtue of your very existence. You are their God and your spirit will continue to nurture them. It will take a very long time though. We will meet again when we are next at chichen itza.</text:p>
      <text:p text:style-name="P2"/>
      <text:p text:style-name="P2">You are from your ascension now the beating heart of every vampire where there was none before. You are the miss8ng piece of their soul. The warmth and nobility they did not have. <text:s/>They have and will always be the monsters humans would say of them but you g8ve them the dignity expected of a species at the top of the food chain. All vampiric species are uniting. 4 courts and phage of the nevernever for the first time. 5 elements of the great predators. Mab dislikes you. The mothers will take care of her while you and Harry have your life.</text:p>
      <text:p text:style-name="P1"/>
      <text:p text:style-name="P1"><text:tab/>\chapter{Corporate Zombies}</text:p>
      <text:p text:style-name="P1"><text:tab/>\input {Susan-ch5.tex}</text:p>
      <text:p text:style-name="P1"/>
      <text:p text:style-name="P1"/>
      <text:p text:style-name="P1"><text:tab/>\chapter{Ooh Rah}</text:p>
      <text:p text:style-name="P1"><text:tab/>\input {Susan-ch6.tex}</text:p>
      <text:p text:style-name="P1"/>
      <text:p text:style-name="P1"/>
      <text:p text:style-name="P1"><text:tab/>\chapter{Major League}</text:p>
      <text:p text:style-name="P1"><text:tab/>\input {Susan-ch7.tex}</text:p>
      <text:p text:style-name="P1"/>
      <text:p text:style-name="P1"/>
      <text:p text:style-name="P1"><text:tab/>\chapter{Sing Sing of Desire}</text:p>
      <text:p text:style-name="P1"><text:tab/>\input {Susan-ch8.tex}</text:p>
      <text:p text:style-name="P1"/>
      <text:p text:style-name="P1"/>
      <text:p text:style-name="P1"><text:tab/>\chapter{I Brutally Love You}</text:p>
      <text:p text:style-name="P1"><text:tab/>\input {Susan-ch9.tex}</text:p>
      <text:p text:style-name="P1"/>
      <text:p text:style-name="P1"/>
      <text:p text:style-name="P1"><text:tab/>\chapter{The devil went down to Georgia}</text:p>
      <text:p text:style-name="P1"><text:tab/>\input {Susan-ch10.tex}</text:p>
      <text:p text:style-name="Standard"/>
      <text:p text:style-name="Standard"/>
      <text:p text:style-name="Standard"/>
      <text:p text:style-name="Standard">Settling in for the night Susan does meditation in a leaf balancing circle to avoid making an <text:soft-page-break/>unexplained mess of the carpet. Steve just came in from the shower after dressing in his room. Yes his parents insisted they have their own rooms to avoid the temptation to Godless behaviour. Go figure. As he settles in with a book until Susan is done a visitor appears in their room.</text:p>
      <text:p text:style-name="Standard"/>
      <text:p text:style-name="Standard">she has deep green eyes like the fertile plains of ireland, brown hair spun with silver. eyes smile and sparkle with life. she gives off an energy of gentility and nurturing. she is wearing a cloak with cowl. her hands are thin, pale and delicate. she appeared from out of a mist.</text:p>
      <text:p text:style-name="Standard"/>
      <text:p text:style-name="Standard">I am the first one unsere, god of fertility and sorcery. I am the life force that brings new life and the power of magic into all known realms. Here is some of what I know.</text:p>
      <text:p text:style-name="Standard"/>
      <text:p text:style-name="Standard">Fusion of entire vampire soul to human soul. just felt someone roll over inside me. Odd sexual tendencies? Mixed with brutality? The normal human soul plus the new vampiric soul. once you make peace with who you are, both individually and united, give you greater strength than you have ever known. you bear the Capacity to reproduce pure human or court vampires according to who your mate is or lack thereof for some courts. So you're saying I'm heavy one entire full court vampire? Quite. The death daemons do not know l9fe or undeath truly so they couldnt uaven known 5his. Your human soul and vampiric body take precedence. The vampiric soul emerges when in situations and emotions that are appropriate. Your best example is with your recent sexual expression caused the vampiric soul to rise, by your will and yours alone. When you drained him you willingly chose to bring the vampiric into the sexual act by feeding the life energy back to him and continuing the sexual act. It felt good and natural to you to do so. There was no coersion she did not tempt you. You felt her need innately and both of you acted in concert with him in the act of mating. Now you feel you want to continue that barbaric ezperi3nce you are feeling the needs and desires of youre vampiric counterpart in concert with your own as one cohesive desire in your mat9ng act. You want the brutality but it is not you in truth but her, so the act you desire is a collage of the desires of your souls. You please yourselves, you and her, together. You could make love in a human fashion but it doesn't fulfil the desire of every part of you, you arent considering her needs which l3aves you feeling less than satisfied. Do you follow what I'm saying so far?, and it shares its own pl3asures with you through the union you share with it It was the one who chose to accept your mate to be it's own mare also, consuming his essence then and imbued it's essense to him. You will learn how to speak with it as you both grow together. You influence each other heavily. You can feel each other and trust each other implicitly but first you need to get to know each other.</text:p>
      <text:p text:style-name="Standard">What if it takes over. It can't you have to willingly bring her out without coercion. remember your sexual 3xperienxe. Remember with Steve you wanted more. He received ed her as did you. She took you for that ride and all three of you enjoyed. What she did you feel as your own actions didn't you? Your own dulfilm3nt of your complere self? It is a union. In that sense she is the other hald of you even if she is a whole in and of herself.</text:p>
      <text:p text:style-name="Standard">Also you are capable of offspring of pure human, full court vampire or fae. If both your halves engage in the act a hybrid will come forth whose base nature will be that of your mate. In human mating ritual you bear human offspring. </text:p>
      <text:p text:style-name="Standard">Uh, hybrid? Think a half vampire who can feed but has no hunger. a little like me i guess. Quite so. You would carry it to term like a human in your human body, so you would need to protect yourself, and it would be born also od your human body to revert to the vampiric afterward. Your mate would need to nurse it with his blood until it could take in solids. Jesus aint nothing normal for me is there? Susan, it is all choices for you, what you and steve choose for youra3lves is between you two, your vampire half being part of you. wait did you day fae? You have a strong sidhe ancestry. from where? did tinkerbell fly up my ass at chichen itza? I don't know all the answers Susan, I only know it's there.</text:p>
      <text:p text:style-name="P1"/>
      <text:p text:style-name="Standard"><text:soft-page-break/>In Georgia brutal feeding. Susan Bianca looks down and laughs. Steve no I think you look up and laugh <text:span text:style-name="T1">you stolen her very being and made it your own. You own her not the other way around.</text:span></text:p>
      <text:p text:style-name="P2">No manifest destiny.</text:p>
      <text:p text:style-name="P2"/>
      <text:p text:style-name="P2"/>
      <text:p text:style-name="P2"/>
      <text:p text:style-name="P2"/>
      <text:p text:style-name="P2"/>
      <text:p text:style-name="P1"><text:tab/>\chapter{A rose among the thorns}</text:p>
      <text:p text:style-name="P1"><text:tab/>\input {Susan-ch11.tex}</text:p>
      <text:p text:style-name="Standard"/>
      <text:p text:style-name="Standard"/>
      <text:p text:style-name="Standard">When Rose first manifests she is red court through and through resentful susan was not devoured by her she is the rightful great mother. battle. Peter asks are you alright? Oh yes, just constipation. Need to change my diet after I work things out.</text:p>
      <text:p text:style-name="Standard"/>
      <text:p text:style-name="Standard">Back at the scourge susan is blasting rose and rose manifests in anger susan slams her through a wall and dives through with her. rose flies up beside susan above the buildings and her true form is pure red court with wings like susan just as long but leathery like a bat. Her ears are rolled to look like horns and fire rolled over her body like her body was producing a mild accelerant. What's your first guess this creature is immune to fire? I slammed into her fist and fang, we spiralled up into the sky to keep from causing destruction below. nonetheless the battle felt identical to a battle from the animated serial DragonballZ, too epic to be real. The local papers, even the times, advised residents to stay inside if they can due to a meteor shower currently happening. True enough, the thunder of punch and kick rang overhead, huge plumes of water erupted in the water when we plunged in at great speed. On land small craters were created from our impact into the ground in open areas outside the city. Streaks of fire lit up the night sky. Steve sat watching from the rooftop making burgers and hammering back bottles of Stolichnaya. The elders went to the roof also at night to behold the wonder of the great mother doing battle in the sky. it went on the two days day and night until we finally fell crashing through the roof in a heap. steve and the kids carried me into the master bedroom and rose into the guest. when rose regained consciousness she entered my bedroom. now look, that was so subtle i think every nasty in existence is going to be heading out way to test it's mettle. Hey I'm not the one who started it psycho. I let out a string of curses like few can. rose held a hand to her heart ``now that is a rare skill'' she bowed slightly with a flourish of her hand, ``respect''. Then she returned to me to rest. Steve came back every night to sleep in the guest bedroom and the kids fed me high etheric foods through the door. not even the kids entered for fear of their souls i was so gaddamned hungry. I refused absolutely to take prey even then, it pissed Rose off big time. Pissing Rose off pleased me greatly. I called in to work sick with the scurvy and needed the week to get my strength back enough to get to work. i spent the next week working day and night to catch up on what I couldn't do, and Joe was pleased.</text:p>
      <text:p text:style-name="Standard"/>
      <text:p text:style-name="Standard"/>
      <text:p text:style-name="Standard">Soon after the vampire emerges a la lash style. Confrontation attack both wounded Susan binds vampire wounds. Let there be peace. The vampire war is over vampire susan why are we still fighting when we have the greatest responsibility of all? Ponder this in that black heart of yours. And heal and be well beloved vampire. I'll wait. We have all eternity. In the end all we will have to depend on is each other. we may not be one but as two wholes we are in union. It is my choice to do so and I choose to love you with all my heart and soul, to bring good things to you like I wish for my children and hope one day you feel the same. You made an excellent choice of mate. I feel that preditor hunger when i <text:soft-page-break/>enter him. Lies hes nothing but sweet. And pleased by the taking of his prey. You will soon see what abides in him in the choices he makes in my spirit. I dont make choices for him human. You will know in time for a human mate he is right for both of us. In that i agree. Steve's family sees torn shirt and bleeding neck wound and sounds the alarm the devil has come to georgia.</text:p>
      <text:p text:style-name="Standard"/>
      <text:p text:style-name="Standard">steve comes into the bedroom to see two susans sit up in bed and look at him. He falls on his ass. ''Steve could you fetch me a pitcher of water? And some glasses?''</text:p>
      <text:p text:style-name="Standard">''sure, im just gonna get some fresh air too sweetheart im seeing funny things''</text:p>
      <text:p text:style-name="Standard">''Im in for a good laugh tell me when you get back''</text:p>
      <text:p text:style-name="Standard">Me and vampsue lay in bed kissing deep, sharing venom. I wonder if she really did have such a good idea. I cant say im staying together well but she is weeping from desire. The thought that she is actually a newborn vampire makes me think i have a profound edge on her havinf held off my hunger as an infected for a decade. Basically my will is very strong. It's a thought. I'll think more after i get more of those kisses from her.</text:p>
      <text:p text:style-name="Standard">steve gets back, susan? We the susans sit up again. ''There are two of you arent there?''</text:p>
      <text:p text:style-name="Standard">''Yes sweetheart, the good susan and the bad susan. Who would you like to play with tonight?''</text:p>
      <text:p text:style-name="Standard">``how about both susans? I guess?''</text:p>
      <text:p text:style-name="Standard">I look at vampsue, we smile and lick our lips, she says ''good answer''.</text:p>
      <text:p text:style-name="Standard">It was a night i dont think steve is going to forget. We both made sure he was safe. Thats where the water came in actually, insofar as washing off the venom to keep steve safe. After steve was asleep me and sue were swapping venom again. She withdrew herself into me before sunrise and the light of the sun and holy symbols in the house eased the effects of the venom. I hear an inner voice occasionally throughout the day, ''i need you now,'' as if some subconscious part of me was speaking.</text:p>
      <text:p text:style-name="Standard"/>
      <text:p text:style-name="Standard">faery mothers visit, selling preserves. stay for tea most of the family leave to tend the garden.</text:p>
      <text:p text:style-name="Standard">They announce themselves for who they are.</text:p>
      <text:p text:style-name="Standard">Faery mothers were aware of the schemes of the red king. They 'touched' the events seeking an outcome. The red kings ideal great mother builder of vast armies and conqueror of all existence became the warmth of an unchanged fully human soul. They shared part of themselves with the vampiric body speaking true love of its kind and a motherly aspect. As she grows she will become the true great mother of vampires sharing in the life of the faery mothers and by circumstance their equals in the demonic, the first ones, first gods, the wise ones and true being of all things. This is her true destiny and she must have patience with herself and learn and grow. Don't be afraid live and love and achieve the things you have wanted in your life all is possible if you believe in yourself. And no you don't have to live in the faery mothers cottage but I do ask that you share some time with us when you have matured.</text:p>
      <text:p text:style-name="Standard"/>
      <text:p text:style-name="Standard"/>
      <text:p text:style-name="Standard"/>
      <text:p text:style-name="Standard">Meets david, the black court born concubine</text:p>
      <text:p text:style-name="Standard"/>
      <text:p text:style-name="Standard">Susan asks eury to help her get a detailed explanation of what their followers do. Wants to start following the path. Eury teaches her about left hand path. </text:p>
      <text:p text:style-name="Standard"/>
      <text:p text:style-name="Standard"/>
      <text:p text:style-name="Standard"/>
      <text:p text:style-name="Standard">We were out for "finger licking good" friday at our sex club, freedom manor. It was established to promote third generation feminism creating a safe environment for men and women alike. It has a very homey spirit, since it is an edwardian era manor. Everyone is naked, all gender washrooms, All sexes <text:soft-page-break/>including transgender are present although most days I have never seen a TG. Showers, hot tub, sauna, a big pool outside heated hot all year round. BDSM dungeon room onsite. All ages 21 and up. It's a really social environment with only background music of contemporary rock, the lighting is normal. Playing volleyball in the pool, having battles with supersoakers (water guns) getting whacked with water noodles. Sun bathers galore. one or two partners are generally slowly fucking in the pool and the odd lucky duck is getting oral in the deck chairs with the sun bathers. Great big play rooms with acres of cushioned area. There's one small private room for fucking otherwise people happily fuck around each other. There's a little bar where me and steve were having a beer together one day talking with the barkeep and others about the yankees and a couple behind us, like 3 feet behind us started fucking moaning and squealing. After they finished and left the two of us laughed together saying,"welcome to freedom manor". Last night we were here on games night we had a lick the melon and suck the banana contests for prizes, like the cock ring steve won. We also played truth or dare and had free spanking. Oh, and the ever popular naked twister. I love that one but steve needs to get in better shape. When we spend the day me and him will often go to the patio beside the pool and eat our lunch there then play some cards. Somehow being here, leaving cellphones and other stuff behind gives us personal time together we may not otherwise have, as well as time to play nice with others. We talked about it and generally feel other such places with odd lighting and thunderous music really wouldn't suit us as well, we're like big kids here. We're in love with this place.</text:p>
      <text:p text:style-name="Standard"/>
      <text:p text:style-name="Standard">black court mentor:</text:p>
      <text:p text:style-name="Standard">The loyalty to the great mother is written on their heart from the inception of the courts.many have managed so far to resist but they cannot forever. Think of it like being an infected, you may resist for a while but falling to a need burning inside you is all but inevitable. Whatever or whoever spawned the vampire courts placed in them the hope of a great female messiah and however it happened you resonate that unholiness perfectly throughout every part of you, and noone seems to yet know why. <text:s/>it is unlikely the red king even thought of the messiah much less wanted to bring other courts under your sway. He wanted absolute rule of the red court. There are many more mysteries yet to be revealed from the events of chichen itza.</text:p>
      <text:p text:style-name="Standard">God is that ever satisfying, they get to know what its like to fight against an inevitable change that makes them subservient to an alien will. On a human level that alone is sweet revenge.</text:p>
      <text:p text:style-name="Standard"/>
      <text:p text:style-name="Standard">I awoke in the morning to see Steve sitting in Rose's lap working on a crossword from the Times. I stretch and say ``Morning.'' Rose pulls Steve back a little and lets out a little territorial hiss. Today is not going to be a good day, I can feel it.</text:p>
      <text:p text:style-name="Standard"/>
      <text:p text:style-name="Standard">see spawn of crawling ones, bloated, waxy complexion, dead eyes, need to remove worm from base of skull or invulnerable. attacks hit dormant human body rose screams vampiric cant heal. on death host is consumed and all larvea spring out and attempt to burrow and create new host(s) from the old. inspires madness.</text:p>
      <text:p text:style-name="Standard"/>
      <text:p text:style-name="Standard">final sight of the crawling one causes immediate insanity. run screaming like a little girl to the field, wandering in circles until the familiar sight of the homestead appears, walking toward it she meets steve and peter on the way, goes black, awakes over doctor on homecall and told of her madness.</text:p>
      <text:p text:style-name="Standard"/>
      <text:p text:style-name="Standard">talk to phil b, your usefulness has ended, gaining attension of all existense in battle and now the notice of the outsiders. I cannot tolerate such foolishness as this. ...battle... lost seth and many other members of the scourge. he spoke of his rising again, my phylactery assures it.</text:p>
      <text:p text:style-name="P2"/>
      <text:p text:style-name="P2">Where is steve?</text:p>
      <text:p text:style-name="P2"><text:soft-page-break/></text:p>
      <text:p text:style-name="P2"/>
      <text:p text:style-name="P1"><text:tab/>\chapter{Homecoming Queen}</text:p>
      <text:p text:style-name="P1"><text:tab/>\input {Susan-ch12.tex}</text:p>
      <text:p text:style-name="P1"/>
      <text:p text:style-name="P1"/>
      <text:p text:style-name="Standard"/>
      <text:p text:style-name="Standard"/>
      <text:p text:style-name="Standard"/>
      <text:p text:style-name="Standard">next chapter</text:p>
      <text:p text:style-name="Standard"/>
      <text:p text:style-name="Standard">Trying to absorb the events of the past few days at the apartment a knock came to the door, thinking it is steve i bounce to the door only to see a grisly looking gandolf the grey wearing the grey cloak of a warden of the white council. come down to the basement of the building, it is called the Kenworth Pub. give me an hour to clean up, tears streaking down her cheeks. of course. there is a sign above the inside entry to the pub saying " Welcome to Kenworth Pub - Accorded Neutral Territory" my name is damian. i requog you as susan when you came to interview for the apt, i knew you were a warrior of the fellowship and that you are beleived to be dead. keep your friends close keep your enemies closer you got the apartment at a very low cost. so who is usually here? is a long term shelter for wizards. there is far more of it than you've seen here. This is the official white council headquarters for the New York City core region. That aside I'm going to ask a question I've wanted to since you've gotten here and with the shock and sorrow on your face I can't delay it any longer. What the hell is going on Susan, if I can call you that? does anyone else know? everything is on a need to know basis which right now which means what few manage or live in this apartment building yourself. You don't know anything more than this building, i wont tell you, and your presence remains the concern of fewer. Unless you give me reason to believe others have need to know of you. </text:p>
      <text:p text:style-name="Standard"/>
      <text:p text:style-name="Standard">I couldn't hold it in any longer. Some of the patrons looked over at me bawling my eyes out. I lost the love of my life and i don't know where he is. My adopted children were thrown out of their shelter by a selfish asshole named phil who said he was apprenticed to some Kemmler. they are staying in a shithole until they can find safe and dignified housing.</text:p>
      <text:p text:style-name="Standard">Philippos. He is more ancient by far than Kemmler. We can't get to him because of the black court vampires and in the shape we're in there's no way we would upset the balance. I ask you to keep that in confidence though I just feel like you have a need to know.</text:p>
      <text:p text:style-name="Standard">I didn't see any vampires there me and the kids just ran like hell.</text:p>
      <text:p text:style-name="Standard">damn wise thing to do. If the scourge is gone we may have a chance to get rid of him finally.</text:p>
      <text:p text:style-name="Standard">One other thing, he mentioned in anger that he is invulnerable, and his phylactery assures it.</text:p>
      <text:p text:style-name="Standard">Fuck. fuck fuck fuck fuck. that's how he's kept going for so long. He's achieved lichdom. now that is definately something we need to know.</text:p>
      <text:p text:style-name="Standard"><text:s/>I confronted the most terrible entity I've ever seen at my inlaws. <text:s/>It was so awful I was helpless, it struck me mad and I fell screaming. I described the walking squirming bipedal ball of worms and the spawn to him.</text:p>
      <text:p text:style-name="Standard">Damian went as white and waxy as the spawn. Pray mercy, Crawling Ones. outsiders. Dear God no. Did you see anything else? i described the useful details of the trip to him, and pled with him to help my inlaws if they can. I'm being very honest in every way to him and I think he can see right through it. he hasn't asked me any incriminating questions regarding who I really am. Probably for the same reason he wont let me in on more of what goes on here. The need to know would spread. It's a very calculated strategy.</text:p>
      <text:p text:style-name="Standard"><text:soft-page-break/>Damian please tell me you won't tell more of me? I don't want my name to get out certainly not back to Chicago.</text:p>
      <text:p text:style-name="Standard">Ah, that's what it's about. Well no fool in a burning house is going to take the time to catalogue what is burning. We're busy enough to act on the intelligence now received. Besides things would escalate up not sideways Susan the only way a certain wizard in Chicago would find out about you is his direct involvement. I find that highly unlikely you should be safe.</text:p>
      <text:p text:style-name="Standard">Ebenezer?</text:p>
      <text:p text:style-name="Standard">Ah. Well I don't think it would get there either unless you were perceived as a potential threat. Again same thing, you're insignificant, so stay that way. Let me know about things that can help you but don't make yourself significant personally which I'm sure you're not right?</text:p>
      <text:p text:style-name="Standard">right. Yeah right.</text:p>
      <text:p text:style-name="Standard">Now there is one thing that could prove significant about you, well standing members of council seen you die with their own eyes so listen exactly to what I'm asking here. Do you know, exactly, how it came to happen that you are alive among us now?</text:p>
      <text:p text:style-name="Standard">well, not exactly no.</text:p>
      <text:p text:style-name="Standard">and finally do you believe that you are the exact same Susan in every possible way as to the Susan that died in chichen itza?</text:p>
      <text:p text:style-name="Standard">Well, no, oh I get it no I'm not the same in every way ergo I'm not the same Susan, I get it.</text:p>
      <text:p text:style-name="Standard">Thanks for that. 'twill do. Susan do you have any magical talent that you can tell?</text:p>
      <text:p text:style-name="Standard">Well, I don't think so. I've been practising ancient tradition but it's not the same.</text:p>
      <text:p text:style-name="Standard">Hah, hope and pray tradition, coincidental tradition, wish upon a star tradition, I've heard a lot said about it.</text:p>
      <text:p text:style-name="Standard">It's helped me with an etheric revenant on one story.</text:p>
      <text:p text:style-name="Standard">Never heard of it. Must have all died off in the ice age save that one that waited there for you. Back to order think Susan, think. You didn't tapdance death's door to look at me today by sheer conviction. There's some spark in you somewhere, there's got to be.</text:p>
      <text:p text:style-name="Standard">I play with my daughter every night! right that's got to be something.</text:p>
      <text:p text:style-name="Standard">Which of your children is that Susan if you don't mind me asking, and how is it magical do you two play with faeries and fireballs?</text:p>
      <text:p text:style-name="Standard">My first baby, Maggie, me and Harries child. She's out there in Chicago so I play in her dreamworld flying and tea parties and such.</text:p>
      <text:p text:style-name="Standard">Aw, that's sweet. It's an offense to the third law of magic though. I'm glad no human is doing such a thing.</text:p>
      <text:p text:style-name="Standard">I give him a confused look</text:p>
      <text:p text:style-name="Standard">What you and you're man do in your own place is not my business but dont think I haven't noticed the sights, sounds and smells of you and action jackson in there.</text:p>
      <text:p text:style-name="Standard">I blush heavily. Well, yeah, um, ok. I admit to nothing.</text:p>
      <text:p text:style-name="Standard">Not asking you to. Get some rest I'll gather wardens to go kill phil, and thanks for letting me know about the philactery that's life and death for us to know that.</text:p>
      <text:p text:style-name="Standard">I retire to my room and start packing to go to Maggie, worried about what happened to Steve but I know until the wardens take out Phil there isn't much I can do. Then I hear a hiss in front of me. Fuck. Rose. “That's my man out there! I'm glad you got your bags packed 'cause I'm sending you straight to hell you treacherous slut!”</text:p>
      <text:p text:style-name="Standard"/>
      <text:p text:style-name="Standard"/>
      <text:p text:style-name="Standard"/>
      <text:p text:style-name="Standard"/>
      <text:p text:style-name="Standard"/>
      <text:p text:style-name="Standard"/>
      <text:p text:style-name="Standard"><text:soft-page-break/>Is it OK if I look at you to see if there has been any harm? It would help to know if Maggies OK too. I swear by my power I won't speak of what I see I will hold your undying confidence, it's just to see if everything is OK.</text:p>
      <text:p text:style-name="Standard">It scared the hell out of me, my God if I hurt Maggie I couldn't live with myself all I wanted to do is play with my baby girl. 'ok, you can check me out just to see if everything is ok I can't bear the thought Maggie could be hurt'.</text:p>
      <text:p text:style-name="Standard">So I seen him close his eyes a bit. He was beginning to sweat and shake his head and I thought I should look into his eyes. I didn't know it would cause a soulgaze but once it started there was no going back. We seen each other as we were, the life we led, our values, who we are as people. I seen him growing up the son of a plumber, apprenticing after school in the guise of doing schoolwork. I seen the wardens enroll him into the white council, his own promotion to the warden being given the robe and the sword. I see that he is like me, honest to a fault, he is willing to bend and skirt the rules but never break them. He is merciless on unapologetic black magicians, protective of the wizards in his region. He is lionhearted and courageous, a hero of the vampire wars. A faithful ally and a merciless enemy. He is the image of the honorable footsoldier scarred and strong, one that his allies know can hold power and use it wisely. This is a man I can trust. What will he see in me though?</text:p>
      <text:p text:style-name="Standard">He looked like he was in agonizing pain, his eyes wide, and I could feel his power being drawn closer to me. Aw fuck. I close his eyes with my fingers and his hands come up hard on his face. The soulgaze was over but there was another link that held fast that I needed to break or else with his power being drawn into me it would be very bad for him. He wouldn't stop screaming, I was taken and put in shackles by other wardens who appeared entirely too fast around me. Healers gathered to Damian who was now without voice and his screaming amounted to no more than wheezes. He fled into the back corner of the room holding his hands up as the healers closed into him and sedated him. They put shackles on him as well which seemed strange but whatever. I was hooded so I could not see and brought underground. The hood was removed and the shackles snapped into place then the barred door swung in position with a click. I sat there on the cot in the jail cell feeling weepy but working hard to hold it in. What else can go wrong now? a member of the wardens arrives with a roll of parchment. Do not try to escape warlock, the shackles you are bound with renders your power inert. There is no escape. You are forthwith to be tried for breaking of the third law of magic, as well as the demeanor charges of willful disrespect of accorded neutral territory and failure to declare magical talent. Your execution is belayed pending warden Damian being declared healthy enough to testify or chronically incapacitated. I am on a special diet can you provide? If I cannot follow my diet the result will most certainly be lethal. We are not monsters, most certainly we will provide for this. I will direct our dietitian to you forthwith.</text:p>
      <text:p text:style-name="Standard">So then the dietition did take down my needs. I was promptly served with solid food that helped dissuade potential hunger. I am not terribly pleased with these wardens right now, not necessarily for my treatment but that they're keeping me from Damian who is hurt because of me. I realize they're only doing their job, and I won't call attention to myself by making a mess in here. I tried to reach Maggie tonight but the shackles sprouted spikes that bit into my flesh and disrupted my ability to do so. So I guess Damian is right, I do know some honest to God real magic afterall. It's only that I cause magical effect by instinctual ability. Like the difference between someone moving an object with a mechanical device versus someone who moved with their arms would be the difference between me and a wizard. Presumably I am in fact a magical being seeing as I am causing magical effect the same way anyone else would move their limbs. intuitively. I just need to learn how to shape what I have into useable form. So I am going to keep studying in my library of my own and phils books, and learning the disciplines of the elders of my scourge for they know intimate parts of me in ways far beyond what I could know. I wish I knew whether I'm hurting me and Maggie though, perhaps it is best not to be able to reach her until I know we are safe to play in her dreams.</text:p>
      <text:p text:style-name="Standard">It's been 2 days now, Damian's screaming has stopped and is replaced by the incoherent babbling of <text:soft-page-break/>madness. The wardens have considered this change enough to continue belaying my execution until further knowledge can be obtained.</text:p>
      <text:p text:style-name="Standard">On the third day there was a new warden in the jail chamber to watch for trouble. He checked each of the cells in turn when his shift began and when he came to mine he queried, "are all things acceptable this evening warlock? do not dare to speak out of place." i said best as can be given circumstances. Suddenly the demeanor of the warden changed, and he made a full ninety degree bow right in front of me, his voice was different "my queen, the scourge relays it's concern. Are we to exterminate these human pests?" no no oh god no, im here for my own reasons "understood, does my queen request anything else of her most worthless servant?" i want to see damian to know if he is alright "it is done. the next shift change is in 8 hours and no other warden is expected during that time. I will release you into his cell then?" yes, that would please me "and it is my will to please you. I will return control to the native consciousness afterward. The native consciousness will ignore anything of you. call warden and your servant returns to you." Jesus christ my kids walked all over the wardens, enthralling the elite guard of the white council? it's the stuff nightmares are made of.</text:p>
      <text:p text:style-name="Standard">I go into his cell and he is curled up in the fetal position. He has a change of clothes in here but nobody changed him. He hasn't washed. It stinks. My children used to treat their prey better than this. It's revolting. Dear sweet Jesus what happened to him. I undress him and fold his clothes, then sponge bath him from the sink. I dress him in the hospital gown although I put proper undergarments on him because, my god, there's a reason I hate those things. I wrap him up in the wool blanket and hold him in my lap, stroking his hair. He shivers for a while all curled up. His shaking slows down and I change the linen on his cot. It wreaked. I lay him down on fresh linen. I actually rhymed off some fairy tales since he was in some sort of childlike state. He very soon went to sleep, I grasped his hand. </text:p>
      <text:p text:style-name="Standard">I use my sight to check his aura, he has a blackened core. Damien has suffered souldeath. He didn't survive the vision of me. His body lives but Damien is dead.</text:p>
      <text:p text:style-name="Standard">I rushed to the toilet and started vomitting. I can't visualize the damage to a spirit like a wizard can with wizard sight but it's just as real to me with the aura I see with my vampire sight. I blew him out like a tire on a speedway his spirit is detonated. I may be able to fix this though, I am going to need to use my instincts to execute phils rituals related to healing. I can bring him back, but my time is limited to do it. I will likely only have one chance, I need to make it count, and I need to act quickely before the wardens attempt to execute me. if i reveal myself the vampire war will begin again. If they try to execute me it will be the same. The only hope to keep the peace is to bring Damien back from the grave. I call to the thrall 'bring me back to my cell, tell me the detail of my thrall guard so i can plan. bring to me the books with the serial designations I give you so that I may study under the protection of our thrall. We don't have much time to prevent a war my servant and it is not what either side needs right now. Lock me back up and hurry to get word back. 'Word will arrive back within the our my queen, your requests will be fulfilled in great haste. The volumes you request will arrive before my shift is complete I assure you.</text:p>
      <text:p text:style-name="Standard">Sure enough my volumes arrived by the hand of an exhausted near dead warden thrall. a second one. It has not been even 3 hours since the word passed my lips until I had books in hand. The council would be exterminated if they declared war on my people, my children are as disciplined as marines I swear to fuck. I have about four hours to the change of shift. I have my thrall take me and my studies into Damiens cell.</text:p>
      <text:p text:style-name="Standard">OK remember Susan, phil introduced you to the ways of healing. He showed you the resurrection of the soul and reconstruction of the spirit. He taught you psychomantic techniques of pain transferral and psychic surgery. These things are in these books. I cannot cast these spells but my black court mentor has taught me the ways of my natural powers, my instincts. Whatever I do I need to do it right away. He can't be healed quickly without making a kill and I cannot allow him to return to the sufferings he had shown before. He needs to continue to show improvement to give me time to heal him. He needs to improve or else a new war begins.</text:p>
      <text:p text:style-name="Standard"><text:soft-page-break/>I spend a couple hours practicing with the movement of energy as it will be needed. The sides of the cell are covered in frost from the manipulation of necromantic energies. I probe the remains of his ethereal body which even now is starting to decay. It's now or never, I'm raising him and I am the one that is going to bear the pain of his spirit this night and until he is well. He is little more than shredded meat on bones when I bring him back into this body the suffering I will need to bear for him is going to be beyond description.</text:p>
      <text:p text:style-name="Standard">I call to my thrall, these books are to be returned to my library. I am going to perform actions in the next few minutes, the soul of this one will be returned but I shall bear his pain. I will fall to it. When you see me fall take me back to my own cell and clean up as necessary to ensure nothing appears astray. do you understand so far? yes my queen.</text:p>
      <text:p text:style-name="Standard">I draw the energies out from myself and give them the order I have chosen. my own natural energy is dark, necromantic, as is my nature as a vampire. this work is natural to me but still dangerous to my living human soul. A swirling, crackling, black and purplish cyclone appears above Damian spreading out from my hands. Even the air itself in the cell freezes and falls to the floor in crystals. As the energy descends on him he convulses once, then twice, I move my one hand to his solar plexus and hold it there ready to transition into the next phase. On the third convulsion the pain streaks like lightning into my own soul through the hand on his solar plexus just as I planned. What I could not have planned for was how far it was beyond anything I had experienced before. It was a wisdom beyond my years that I had told the thrall to take me back and clean up. I was helpless in the face of what I volunteered myself to do. Damien was alive again, without pain, resting. Sleeping hard as a matter of fact. I'm glad.</text:p>
      <text:p text:style-name="Standard">For me though the night was alive with horror. deep psychic pain, madness. In life if one experiences or would have experienced pain beyond a certain threshold on goes into shock. People in pain can still move, still speak, still eat, still live. I had no recourse, there was no shock, no escape from this torture. I could not move, nor speak, nor eat. I this pain I could not be long to live. I thought in horror of what might happen if I were to fall to hibernation and endure this horror eternally. What merciful diety could allow such a thing to stand? No creature living or dead should be allowed to suffer indefinately like this. It was a mercy, truly a mercy, that Damian was given the mercy of death over suffering through this much pain. Every minute was like a thousand years, as I sat in my cell the darkness became evil, demons roamed around the cell and tempted me to their evil ways. I would not be swayed, I will not serve them. They confuse me with their telepathic interference, they want me to lose my mind but I will not listen. Angels of light descend to me but they too are not what they seem, I refuse them all around me are demons, none are to be trusted. I feel my flesh being slowly torn, the tendrils of the great demons are invading my mind and tearing it. The songs of the witches from on high sing the praises of evil to all beings below. <text:s/>So much pain, my world is spinning so fast. I'm so hot, the floor is becoming lava. My body is catching on fire from the lava beneath me, I am not healing my wounds, I am sure to die here. The fire demon swings his fist to me without a sound but I swing myself out of the way and fall to the solid floor. The lava is gone. The floor feels gooey. I look and see larva covering the floor and moving toward me. They are burrowing into my skin and crawling through my body. It's too late they've paralysed me with their venom, they are entering my brain. I can feel them in my brain, I feel the pain as they feed. I feel the holes open in my brain as they consume it, I don't know where I am anymore. I don't know where this pain is from, I don't know what I've done or whether I am deserving of this pain in some way. What could I have done to have brought on such pain as this? Or better still who am I? I am sitting in the cold and dark, I am empty. I am nothing. I have the distant memory of a life that I once had. Or thought that I once had. Have I lived? Or is this some cruel paradox of one who has never been. A dream of a dream. From out of the darkness I hear a voice, ''susan''. From whence has come this voice? Where have I heard that name? Something has come to stir in the infinate emptiness in which I am imprisoned. ''susan can you hear me?'' Again a voice I hear, from where? is it from up or down, but if I do not know either up or down could it be either? How do I know if there is truly an up or down if I can not prove there is. ''susan hold on, dont leave us, please wake up'' awake? as if from a <text:soft-page-break/>dream? does the voice lie, attempting to decieve me in order to lead me to destruction? What danger is there to acknowledge the chance of a dream? If my pain is but a dream then such mercy it may be just to wake from it. Oh if it were just so. 'susan you dumbass bitch do you know how much bullshit I had to sift through to find you in here. Next time work with me on this crap because next time I'm just leaving you to marinade in your own bullshit'.. Rose? where am i? 'Oh this is the part I'm gonna love the most. Happy landings idiot!' she swings me around by the feet and lets me go. the next thing i know is my face is planted in the wall of my jail cell. I shook off the worst of the madness. Rose you miserable bitch, thank you dearly for that.</text:p>
      <text:p text:style-name="Standard">susan! what happened! and why on earth did you hurl yourself into the wall of your jailcell?</text:p>
      <text:p text:style-name="Standard"/>
      <text:p text:style-name="Standard"/>
      <text:p text:style-name="Standard">Thats a very positive sign. He abruptly sat up a couple hours later. His eyes were wide and his head turned around quickly. He rubbed his face and shook his head. He held his wrist to his forehead and started pinching himself probably to make sure he wasn't dreaming. He looked at me. 'how the hell did i get here susan?' I filled him in on the details 'when i seen you it drove me mad. i needed time to digest what i seen, to deal with it. I didn't expect what I seen, if i knew i could have better prepared'. im sorry i didn't know what would happen. 'of course you didn't. and right now that's the thing that makes me the angriest. The most powerful gods the world has ever known are running to you to help you and mentor you because you came to be with noone to help.' he drives his fist in the wall, and his knuckles bleed, 'that butcher killed off his entire race using us as pawns in his plans, and yet still managed to fuck it up as only the red king could that blood drunk bastard. thank god he did fuck it up and give that mantle to you rather some bloodthirsty monster who would without a doubt conquer everything from here to the outer gates.' One question though, why is that warden sitting over there with no fucks to give? ask him. warden, where is the other one you brought down? oh thank god you're ok warden damien! the warlock? shes in her cell doing whatever a warlock does. what? shes just where she should be. where's that? she knows her place, dont worry warden shes fine. whos with me? noone i can see sir. you don't see a woman here? a warlock maybe? certainly not sir. i see only that you are better and have cleaned yourself up. I call over 'warden' the other warden bows ninety degrees ' yes my queen, at your service.' 'come here good servant.' 'yes my queen' and he comes and stands at the front of the cell like a wooden indian. damien' Jesus fucking christ say it aint so, a fine enthralling of a warden, did you do this susan?' 'no the kids. im not sure what to make of it but this is assuredly only one of many. if my kids can do it then others can too, for christ sake be careful damien. i need to sleep susan, rest in peace susan im throwing out your charges you did nothing wrong. thanks d<text:span text:style-name="T1">amian. servant, return me to my cell as if I have never left. 'i shall do it, come with me oh great queen.'</text:span></text:p>
      <text:p text:style-name="P2">well I left there just as he said without charges. i insisted to be led out with a hood but I think they would have anyway. I want to keep what i know about the white council to a minimum so knowledge of me doesn't go up the ranks. I gained a huge asset in all this though is the absolute trust between me and the nyc core regional leader. I found out the damien is under Harry's direct command but as he said he is forthcoming with information Harry asks for, specifically, and anything worth the time to report goes to the field commander anyway only to pass back down to Harry if he needs to know for the sake of his full area of influence. I never pass anything up to harry, with everything he has to deal with I'm not adding to it. The head office has a team of staff to work on reports of activity. Did you know you could have killed me outright? but that you drove me permanently insane? but your here now, ... You touch and care that night transmitted the strength for me to heal. Literally, not figuratively.</text:p>
      <text:p text:style-name="P2"/>
      <text:p text:style-name="P1"><text:tab/>\chapter{Even Steven}</text:p>
      <text:p text:style-name="P1"><text:tab/>\input {Susan-ch13.tex}</text:p>
      <text:p text:style-name="P1"/>
      <text:p text:style-name="P1"><text:soft-page-break/></text:p>
      <text:p text:style-name="P1">\part{Starting Over}</text:p>
      <text:p text:style-name="P1"/>
      <text:p text:style-name="P1"><text:tab/>\chapter{Return in Glory}</text:p>
      <text:p text:style-name="P1"><text:tab/>\input {Susan-ch14.tex}</text:p>
      <text:p text:style-name="P1"/>
      <text:p text:style-name="P1"><text:tab/>\chapter{Chapter 15}</text:p>
      <text:p text:style-name="P1"><text:tab/>\lipsum[81-100]</text:p>
      <text:p text:style-name="P1"/>
      <text:p text:style-name="P1"><text:tab/>\chapter{Chapter 16}</text:p>
      <text:p text:style-name="P1"><text:tab/>\lipsum[101-120]</text:p>
      <text:p text:style-name="P1"/>
      <text:p text:style-name="P1"><text:tab/>\chapter{Chapter 17}</text:p>
      <text:p text:style-name="P1"><text:tab/>\lipsum[121-140]</text:p>
      <text:p text:style-name="P1"/>
      <text:p text:style-name="P1"><text:tab/>\chapter{Chapter 18}</text:p>
      <text:p text:style-name="P1"><text:tab/>\lipsum[141-160]</text:p>
      <text:p text:style-name="P1"/>
      <text:p text:style-name="P1"><text:tab/>\chapter{Chapter 19}</text:p>
      <text:p text:style-name="P1"><text:tab/>\lipsum[61-80]</text:p>
      <text:p text:style-name="P1"/>
      <text:p text:style-name="P1"><text:tab/>\chapter{Chapter 20}</text:p>
      <text:p text:style-name="P1"><text:tab/>\input {Susan-ch20.te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t giles parish</text:p>
      <text:p text:style-name="P2"/>
      <text:p text:style-name="P2">made a deal with the devil harry, so to speak, if i tried to explain more you wouldn't understand. gonna be called up to defend the world in the end-times my love, in exchange i live my human life as it was meant to be lived until my days are done. I am at peace with this, you should be too.</text:p>
      <text:p text:style-name="P2"/>
      <text:p text:style-name="P2">mag confrontation will be adversary</text:p>
      <text:p text:style-name="P2"><text:soft-page-break/>testing flight altitude for solitude, like supermans fortress of solitude, a safe place where noone hopefully even mab can see.</text:p>
      <text:p text:style-name="P2">Differing masks offer no protection but offense</text:p>
      <text:p text:style-name="P1"/>
      <text:p text:style-name="P2">Oh god I spawned</text:p>
      <text:p text:style-name="P1"/>
      <text:p text:style-name="P2">Jesus susan</text:p>
      <text:p text:style-name="P2">Stop Harry. <text:s/>Until you can say what it was like for her. 7ntil you can say you were in her skin.</text:p>
      <text:p text:style-name="P1"/>
      <text:p text:style-name="P2"/>
      <text:p text:style-name="P2">warden in susans building</text:p>
      <text:p text:style-name="P2"/>
      <text:p text:style-name="P2">karrin is fractionally turned, gunfire, marcone.</text:p>
      <text:p text:style-name="P2"/>
      <text:p text:style-name="P2">Will we notice anything d8fferent in our wo4ld and the vampir3s? No. Like nothing happened. Everything before this talk disappears from memory to prevent time line contamination. Noone else knows except karrin because of</text:p>
      <text:p text:style-name="P2">My oopsie.</text:p>
      <text:p text:style-name="P2">Your oopsie.</text:p>
      <text:p text:style-name="P2">Harry says Pardon?</text:p>
      <text:p text:style-name="P2">Scene.</text:p>
      <text:p text:style-name="P2"/>
      <text:p text:style-name="P2"/>
      <text:p text:style-name="Standard">incursion of a nevernever adversary, a morgan. leanansidhe, will defeat the imposter who sullies the name of the good mother.</text:p>
      <text:p text:style-name="Standard">faery court for susan fed on maggies attacker hunterfaery irlking avid defender</text:p>
      <text:p text:style-name="Standard"/>
      <text:p text:style-name="Standard">He who dances with wind calls Susan about Mental health issues in an area north of oneida indian reservation. <text:s/>The natives are scared to death and he hopes susan can find out what's going on.</text:p>
      <text:p text:style-name="Standard">meets he who dances with wind clothed in fine things happy. Speaks with the elders and gets location. Research fac<text:span text:style-name="T1">ilities are available in syracuse, and cornell university farther south. susan can stay with him on reservation freely. prey falling mad, find old ones by research, necronomicon.</text:span></text:p>
      <text:p text:style-name="P2"/>
      <text:p text:style-name="P2">we were chilling out in the hot tub, half of our group tasting each other one, two, or three at a time. Such a happy place. Steve still has trouble making connections with the women here <text:s/>so when I pull in a nice girl i try to pull them in, nibble a while, pull steve in and slip back dor him to have some fun. At least he's having fun, it may get easier for him to get around in time but I know he is very happy and certainly quite happy I am in his life and loves him enough to do this. We keep it in the manor though. Whatever happens in the manor stays in the manor, always will. That's the deal. Although I don't think he would be able to run around on me with his social skills and it kind of hurts to know your man isn't making a choice to be true to you as much as he is simply physically incapable of straying. Personally it makes me think love me or not I'm all he can ever have and I'm gonna fight for him to be capable of finding women so I know, I mean really know, he is with me by choice and I have the joy of knowing that rather than the pity of having a man clinging to me in hopelessness or even anger if he hurts bad enough.</text:p>
      <text:p text:style-name="P2"/>
      <text:p text:style-name="P2">Meets Harry. <text:s/>Accepts her as dead. Accepts her as vampire names her. Karrin confronts her. </text:p>
      <text:p text:style-name="P2">Caught in fire bullet through susan into karrin a seed takes root but didnt infect properly without proper <text:soft-page-break/>bloodstock transferrance. Master spawn connection. Love rekindled. <text:s/>Invites her back. <text:s/></text:p>
      <text:p text:style-name="P2">Katrin stands ground susan has always run away probably all her life. Won't take a chance on love. Think real hard on what your career is worth turn away this time don't ever come back. And prepare to die again. Cue who wants to live forever by Queen susan needs to choose between love and <text:s/>career and make a clear irreversible choice. For the first time in her life she chooses love and puts in notice at the times. She is going to risk it all for love.</text:p>
      <text:p text:style-name="P2"/>
      <text:p text:style-name="P2"/>
      <text:p text:style-name="P2"/>
      <text:p text:style-name="P2"/>
      <text:p text:style-name="P2"/>
      <text:p text:style-name="P2"/>
      <text:p text:style-name="P2">Apt 44th betw 9th and 10<text:span text:style-name="T2">th</text:span></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8T01:05:50.764024673</meta:creation-date>
    <dc:date>2017-01-02T17:09:44</dc:date>
    <meta:editing-duration>PT1H2M13S</meta:editing-duration>
    <meta:editing-cycles>17</meta:editing-cycles>
    <meta:generator>OpenOffice/4.1.1$Unix OpenOffice.org_project/411m6$Build-9775</meta:generator>
    <meta:document-statistic meta:table-count="0" meta:image-count="0" meta:object-count="0" meta:page-count="16" meta:paragraph-count="161" meta:word-count="9900" meta:character-count="52467"/>
  </office:meta>
</office:document-meta>
</file>